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4000000D9DF3F560150C78968.jpg" manifest:media-type="image/jpeg"/>
  <manifest:file-entry manifest:full-path="Pictures/10000000000005140000004FCDF96A0500498FA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c8f9" officeooo:paragraph-rsid="0000c8f9" style:font-weight-asian="bold" style:font-weight-complex="bold"/>
    </style:style>
    <style:style style:name="P2" style:family="paragraph" style:parent-style-name="Standard">
      <style:paragraph-properties fo:text-align="center" style:justify-single-word="false"/>
      <style:text-properties fo:font-weight="bold" officeooo:rsid="00074230" officeooo:paragraph-rsid="00074230" style:font-weight-asian="bold" style:font-weight-complex="bold"/>
    </style:style>
    <style:style style:name="P3" style:family="paragraph" style:parent-style-name="Standard">
      <style:paragraph-properties fo:text-align="end" style:justify-single-word="false"/>
      <style:text-properties fo:font-weight="normal" officeooo:rsid="0000c8f9" officeooo:paragraph-rsid="0000c8f9" style:font-weight-asian="normal" style:font-weight-complex="normal"/>
    </style:style>
    <style:style style:name="P4" style:family="paragraph" style:parent-style-name="Standard">
      <style:paragraph-properties fo:text-align="justify" style:justify-single-word="false"/>
      <style:text-properties fo:font-weight="normal" officeooo:rsid="0000c8f9" officeooo:paragraph-rsid="0004fe5e" style:font-weight-asian="normal" style:font-weight-complex="normal"/>
    </style:style>
    <style:style style:name="P5" style:family="paragraph" style:parent-style-name="Standard">
      <style:paragraph-properties fo:text-align="justify" style:justify-single-word="false" fo:break-before="page"/>
      <style:text-properties fo:font-weight="normal" officeooo:rsid="00013b2d" officeooo:paragraph-rsid="00013b2d" style:font-weight-asian="normal" style:font-weight-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text-properties officeooo:rsid="0008ce11" officeooo:paragraph-rsid="0008ce11"/>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Standard" style:list-style-name="L1">
      <style:text-properties officeooo:rsid="000321d1" officeooo:paragraph-rsid="000321d1"/>
    </style:style>
    <style:style style:name="P12" style:family="paragraph" style:parent-style-name="Standard" style:list-style-name="L1">
      <style:text-properties officeooo:rsid="00024a10" officeooo:paragraph-rsid="0000c8f9"/>
    </style:style>
    <style:style style:name="P13"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4fe5e" officeooo:paragraph-rsid="0004fe5e" style:font-weight-asian="normal" style:font-weight-complex="normal"/>
    </style:style>
    <style:style style:name="P14"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58e35" officeooo:paragraph-rsid="00058e35" style:font-weight-asian="normal" style:font-weight-complex="normal"/>
    </style:style>
    <style:style style:name="P15" style:family="paragraph" style:parent-style-name="Standard">
      <style:text-properties officeooo:rsid="000bdce3"/>
    </style:style>
    <style:style style:name="T1" style:family="text">
      <style:text-properties officeooo:rsid="0004ad5e"/>
    </style:style>
    <style:style style:name="T2" style:family="text">
      <style:text-properties officeooo:rsid="000534b1"/>
    </style:style>
    <style:style style:name="T3" style:family="text">
      <style:text-properties officeooo:rsid="00070128"/>
    </style:style>
    <style:style style:name="T4" style:family="text">
      <style:text-properties officeooo:rsid="0009b5ab"/>
    </style:style>
    <style:style style:name="T5" style:family="text">
      <style:text-properties officeooo:rsid="0001d076"/>
    </style:style>
    <style:style style:name="T6" style:family="text">
      <style:text-properties officeooo:rsid="0004fe5e"/>
    </style:style>
    <style:style style:name="T7" style:family="text">
      <style:text-properties officeooo:rsid="00058e35"/>
    </style:style>
    <style:style style:name="T8" style:family="text">
      <style:text-properties officeooo:rsid="0009f9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A<text:span text:style-name="T8">l</text:span>teração 22h10</text:p>
      <text:p text:style-name="P15">555</text:p>
      <text:p text:style-name="Standard"/>
      <text:p text:style-name="Standard"/>
      <text:p text:style-name="Standard"/>
      <text:p text:style-name="P1"/>
      <text:p text:style-name="P1"/>
      <text:p text:style-name="P2"/>
      <text:p text:style-name="P1"/>
      <text:p text:style-name="P1"/>
      <text:p text:style-name="P1"/>
      <text:p text:style-name="P1"/>
      <text:p text:style-name="P1"/>
      <text:p text:style-name="P1"/>
      <text:p text:style-name="P1"/>
      <text:p text:style-name="P1"/>
      <text:p text:style-name="P1">GIT e GITHUB</text:p>
      <text:p text:style-name="P1"/>
      <text:p text:style-name="P1"/>
      <text:p text:style-name="P1"/>
      <text:p text:style-name="P1"/>
      <text:p text:style-name="P1"/>
      <text:p text:style-name="P1"/>
      <text:p text:style-name="P1"/>
      <text:p text:style-name="P1"/>
      <text:p text:style-name="P1"/>
      <text:p text:style-name="P1"/>
      <text:p text:style-name="P1"/>
      <text:p text:style-name="P3">Apostila produzida durante</text:p>
      <text:p text:style-name="P3">a disciplina de Tópicos em</text:p>
      <text:p text:style-name="P3">Computação, pelas estudantes</text:p>
      <text:p text:style-name="P3">Euzilene, Miriã e Patricia</text:p>
      <text:p text:style-name="P3">do Curso Técnico em </text:p>
      <text:p text:style-name="P3">Informática para Internet</text:p>
      <text:p text:style-name="P5">Exercícios: Coloque um sumário aqui, depois adicione para o controle de versão, comite a versão e suba para a nuvem.</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6"><text:a xlink:type="simple" xlink:href="#__RefHeading___Toc260_2954528009" text:style-name="Index_20_Link" text:visited-style-name="Index_20_Link">Introdução ao GIT<text:tab/>3</text:a></text:p>
          <text:p text:style-name="P7"><text:a xlink:type="simple" xlink:href="#__RefHeading___Toc148_3857586629" text:style-name="Index_20_Link" text:visited-style-name="Index_20_Link">Exercício de Fixação<text:tab/>4</text:a></text:p>
        </text:index-body>
      </text:table-of-content>
      <text:h text:style-name="P9" text:outline-level="1"><text:bookmark-start text:name="__RefHeading___Toc260_2954528009"/>Introdução <text:span text:style-name="T5">ao GIT</text:span><text:bookmark-end text:name="__RefHeading___Toc260_2954528009"/></text:h>
      <text:p text:style-name="P4">Introdução <text:span text:style-name="T5">ao GIT</text:span><text:span text:style-name="T6">HUB</text:span></text:p>
      <text:p text:style-name="P4"/>
      <text:h text:style-name="P10" text:outline-level="2"><text:bookmark-start text:name="__RefHeading___Toc148_3857586629"/>Exercício de Fixação<text:bookmark-end text:name="__RefHeading___Toc148_3857586629"/></text:h>
      <text:list xml:id="list153433861" text:style-name="L1">
        <text:list-header>
          <text:p text:style-name="P11"/>
        </text:list-header>
        <text:list-item>
          <text:p text:style-name="P12">O que é um sistema de controle de versão?</text:p>
          <text:p text:style-name="P13">Também conhecido como controle de fonte ele gerencia as alterações de um código de software.</text:p>
        </text:list-item>
        <text:list-item>
          <text:p text:style-name="P12">O que é GIT?</text:p>
          <text:p text:style-name="P13">É um projeto de código abesto maduro e com manutenção ativa. </text:p>
          <text:p text:style-name="P13">É o coração do gitthub.</text:p>
        </text:list-item>
        <text:list-item>
          <text:p text:style-name="P12">O que é GITHUB?</text:p>
          <text:p text:style-name="P13">É um serviço baseado em nuvem que hospeda um sistema de controle de versão chamado git, ele permiti que os desenvolvedores colaborem e façam mudanças.</text:p>
        </text:list-item>
        <text:list-item>
          <text:p text:style-name="P12">O que é <text:span text:style-name="T1">merge</text:span>?</text:p>
          <text:p text:style-name="P13">É quando fundimos duas branch pegamos todo o código de uma branch e pedimos ao git para adicionar esse código a outra banch.</text:p>
        </text:list-item>
        <text:list-item>
          <text:p text:style-name="P12">O que é <text:span text:style-name="T2">branch</text:span>?</text:p>
          <text:p text:style-name="P13">É uma ramificação ao git um ponteiro para as alterações feitas nos arquivos do projeto.</text:p>
        </text:list-item>
        <text:list-item>
          <text:p text:style-name="P12"><text:span text:style-name="T3">Qual a diferença de Master Branch e Feature Branch</text:span>?</text:p>
          <text:p text:style-name="P13">Master Branch co<text:span text:style-name="T7">nt</text:span>ém o nosso código de produção, feature branch desenvolvimento de <text:span text:style-name="T7">uma funcionalidade específica por meio de convenção. Desenvolvimento de uma branch.</text:span></text:p>
        </text:list-item>
        <text:list-item>
          <text:p text:style-name="P12"><text:span text:style-name="T3">Qua</text:span><text:span text:style-name="T4">is os principais comandos do GIT?</text:span></text:p>
          <text:p text:style-name="P14">Git init, git clone, git branch, git checkot, git status, git add, git commit, git push, git pull, git resert, git merge, git origin main, git remote add oringin, git branch -m mai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1" text:anchor-type="char" svg:x="0.245cm" svg:y="-1.653cm" svg:width="16.51cm" svg:height="2.755cm" draw:z-index="3"><draw:image xlink:href="Pictures/1000000000000514000000D9DF3F560150C78968.jpg" xlink:type="simple" xlink:show="embed" xlink:actuate="onLoad" draw:mime-type="image/jpeg"/></draw:frame></text:p>
      </style:header>
      <style:footer>
        <text:p text:style-name="Footer"><draw:frame draw:style-name="Mfr2" draw:name="Figura2" text:anchor-type="char" svg:width="16.51cm" svg:height="1.004cm" draw:z-index="7"><draw:image xlink:href="Pictures/10000000000005140000004FCDF96A0500498FA4.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1T17:11:31.593000000</meta:creation-date>
    <dc:date>2022-08-22T19:34:41.611000000</dc:date>
    <meta:editing-duration>PT53M7S</meta:editing-duration>
    <meta:editing-cycles>8</meta:editing-cycles>
    <meta:generator>LibreOffice/7.2.5.2$Windows_X86_64 LibreOffice_project/499f9727c189e6ef3471021d6132d4c694f357e5</meta:generator>
    <meta:document-statistic meta:table-count="0" meta:image-count="2" meta:object-count="0" meta:page-count="4" meta:paragraph-count="31" meta:word-count="263" meta:character-count="1484" meta:non-whitespace-character-count="1257"/>
  </office:meta>
</office:document-meta>
</file>